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2">
      <style:paragraph-properties fo:margin-left="0.3445in" fo:margin-top="0.0083in" fo:margin-bottom="0in" style:contextual-spacing="false" fo:line-height="100%" fo:text-indent="-0.1429in" style:auto-text-indent="false">
        <style:tab-stops>
          <style:tab-stop style:position="0.3453in"/>
        </style:tab-stops>
      </style:paragraph-properties>
      <style:text-properties fo:font-size="12pt" style:font-size-asian="12pt" style:font-size-complex="12pt"/>
    </style:style>
    <style:style style:name="P2" style:family="paragraph" style:parent-style-name="List_20_Paragraph" style:list-style-name="WWNum2">
      <style:paragraph-properties fo:margin-left="0.322in" fo:margin-right="0.0264in" fo:line-height="100%" fo:text-indent="-0.1201in" style:auto-text-indent="false">
        <style:tab-stops>
          <style:tab-stop style:position="0.348in"/>
        </style:tab-stops>
      </style:paragraph-properties>
      <style:text-properties fo:font-size="12pt" style:font-size-asian="12pt" style:font-size-complex="12pt"/>
    </style:style>
    <style:style style:name="P3" style:family="paragraph" style:parent-style-name="List_20_Paragraph" style:list-style-name="WWNum2">
      <style:paragraph-properties fo:margin-left="0.3472in" fo:line-height="100%" fo:text-indent="-0.1472in" style:auto-text-indent="false">
        <style:tab-stops>
          <style:tab-stop style:position="0.348in"/>
        </style:tab-stops>
      </style:paragraph-properties>
      <style:text-properties fo:font-size="12pt" style:font-size-asian="12pt" style:font-size-complex="12pt"/>
    </style:style>
    <style:style style:name="P4" style:family="paragraph" style:parent-style-name="List_20_Paragraph" style:list-style-name="WWNum2">
      <style:paragraph-properties fo:margin-left="0.3472in" fo:margin-top="0.0047in" fo:margin-bottom="0in" style:contextual-spacing="false" fo:line-height="100%" fo:text-indent="-0.1472in" style:auto-text-indent="false">
        <style:tab-stops>
          <style:tab-stop style:position="0.348in"/>
        </style:tab-stops>
      </style:paragraph-properties>
      <style:text-properties fo:font-size="12pt" style:font-size-asian="12pt" style:font-size-complex="12pt"/>
    </style:style>
    <style:style style:name="P5" style:family="paragraph" style:parent-style-name="List_20_Paragraph" style:list-style-name="WWNum2">
      <style:paragraph-properties fo:margin-left="0.3201in" fo:margin-right="0.1598in" fo:line-height="100%" fo:text-indent="-0.1181in" style:auto-text-indent="false">
        <style:tab-stops>
          <style:tab-stop style:position="0.3398in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List_20_Paragraph" style:list-style-name="WWNum2">
      <style:paragraph-properties fo:margin-left="0.3189in" fo:margin-right="0.0957in" fo:margin-top="0.0016in" fo:margin-bottom="0in" style:contextual-spacing="false" fo:line-height="100%" fo:text-align="justify" style:justify-single-word="false" fo:text-indent="-0.1165in" style:auto-text-indent="false">
        <style:tab-stops>
          <style:tab-stop style:position="0.3472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List_20_Paragraph" style:list-style-name="WWNum2">
      <style:paragraph-properties fo:margin-left="0.3209in" fo:margin-right="0.1555in" fo:margin-top="0.0016in" fo:margin-bottom="0in" style:contextual-spacing="false" fo:line-height="100%" fo:text-align="justify" style:justify-single-word="false" fo:text-indent="-0.1189in" style:auto-text-indent="false">
        <style:tab-stops>
          <style:tab-stop style:position="0.3472in"/>
        </style:tab-stops>
      </style:paragraph-properties>
      <style:text-properties fo:font-size="12pt" style:font-size-asian="12pt" style:font-size-complex="12pt"/>
    </style:style>
    <style:style style:name="P8" style:family="paragraph" style:parent-style-name="List_20_Paragraph" style:list-style-name="WWNum2">
      <style:paragraph-properties fo:margin-left="0.3138in" fo:margin-right="0.3862in" fo:line-height="100%" fo:text-indent="-0.1181in" style:auto-text-indent="false">
        <style:tab-stops>
          <style:tab-stop style:position="0.3429in"/>
        </style:tab-stops>
      </style:paragraph-properties>
      <style:text-properties fo:font-size="12pt" style:font-size-asian="12pt" style:font-size-complex="12pt"/>
    </style:style>
    <style:style style:name="P9" style:family="paragraph" style:parent-style-name="List_20_Paragraph" style:list-style-name="WWNum2">
      <style:paragraph-properties fo:margin-left="0.3429in" fo:line-height="100%" fo:text-indent="-0.1425in" style:auto-text-indent="false">
        <style:tab-stops>
          <style:tab-stop style:position="0.3429in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List_20_Paragraph" style:list-style-name="WWNum2">
      <style:paragraph-properties fo:margin-left="0.3402in" fo:margin-top="0.0083in" fo:margin-bottom="0in" style:contextual-spacing="false" fo:line-height="100%" fo:text-indent="-0.1453in" style:auto-text-indent="false">
        <style:tab-stops>
          <style:tab-stop style:position="0.3409in"/>
        </style:tab-stops>
      </style:paragraph-properties>
      <style:text-properties fo:font-size="12pt" style:font-size-asian="12pt" style:font-size-complex="12pt"/>
    </style:style>
    <style:style style:name="P11" style:family="paragraph" style:parent-style-name="List_20_Paragraph" style:list-style-name="WWNum2">
      <style:paragraph-properties fo:margin-left="0.3138in" fo:margin-right="0.072in" fo:line-height="100%" fo:text-indent="-0.1181in" style:auto-text-indent="false">
        <style:tab-stops>
          <style:tab-stop style:position="0.3409in"/>
        </style:tab-stops>
      </style:paragraph-properties>
      <style:text-properties fo:font-size="12pt" style:font-size-asian="12pt" style:font-size-complex="12pt"/>
    </style:style>
    <style:style style:name="P12" style:family="paragraph" style:parent-style-name="List_20_Paragraph" style:list-style-name="WWNum2">
      <style:paragraph-properties fo:margin-left="0.3138in" fo:margin-right="0.7429in" fo:margin-top="0.0083in" fo:margin-bottom="0in" style:contextual-spacing="false" fo:line-height="100%" fo:text-indent="-0.1181in" style:auto-text-indent="false">
        <style:tab-stops>
          <style:tab-stop style:position="0.3409in"/>
        </style:tab-stops>
      </style:paragraph-properties>
      <style:text-properties fo:font-size="12pt" style:font-size-asian="12pt" style:font-size-complex="12pt"/>
    </style:style>
    <style:style style:name="P13" style:family="paragraph" style:parent-style-name="List_20_Paragraph" style:list-style-name="WWNum2">
      <style:paragraph-properties fo:margin-left="0.3154in" fo:margin-right="1.2118in" fo:line-height="100%" fo:text-indent="-0.1201in" style:auto-text-indent="false">
        <style:tab-stops>
          <style:tab-stop style:position="0.3417in"/>
        </style:tab-stops>
      </style:paragraph-properties>
      <style:text-properties fo:font-size="12pt" style:font-size-asian="12pt" style:font-size-complex="12pt"/>
    </style:style>
    <style:style style:name="P14" style:family="paragraph" style:parent-style-name="List_20_Paragraph" style:list-style-name="WWNum2">
      <style:paragraph-properties fo:margin-left="0.3382in" fo:margin-top="0in" fo:margin-bottom="0in" style:contextual-spacing="false" fo:line-height="100%" fo:text-indent="-0.1429in" style:auto-text-indent="false">
        <style:tab-stops>
          <style:tab-stop style:position="0.339in"/>
        </style:tab-stops>
      </style:paragraph-properties>
      <style:text-properties fo:font-size="12pt" style:font-size-asian="12pt" style:font-size-complex="12pt"/>
    </style:style>
    <style:style style:name="P15" style:family="paragraph" style:parent-style-name="List_20_Paragraph" style:list-style-name="WWNum2">
      <style:paragraph-properties fo:margin-left="0.3374in" fo:margin-top="0in" fo:margin-bottom="0in" style:contextual-spacing="false" fo:line-height="100%" fo:text-indent="-0.1366in" style:auto-text-indent="false">
        <style:tab-stops>
          <style:tab-stop style:position="0.3374in"/>
        </style:tab-stops>
      </style:paragraph-properties>
      <style:text-properties fo:font-size="12pt" style:font-size-asian="12pt" style:font-size-complex="12pt"/>
    </style:style>
    <style:style style:name="P16" style:family="paragraph" style:parent-style-name="List_20_Paragraph" style:list-style-name="WWNum2">
      <style:paragraph-properties fo:margin-left="0.3453in" fo:line-height="100%" fo:text-indent="-0.1453in" style:auto-text-indent="false">
        <style:tab-stops>
          <style:tab-stop style:position="0.3457in"/>
        </style:tab-stops>
      </style:paragraph-properties>
      <style:text-properties fo:font-size="12pt" style:font-size-asian="12pt" style:font-size-complex="12pt"/>
    </style:style>
    <style:style style:name="P17" style:family="paragraph" style:parent-style-name="List_20_Paragraph" style:list-style-name="WWNum2">
      <style:paragraph-properties fo:margin-left="0.3453in" fo:margin-top="0.0047in" fo:margin-bottom="0in" style:contextual-spacing="false" fo:line-height="100%" fo:text-indent="-0.1453in" style:auto-text-indent="false">
        <style:tab-stops>
          <style:tab-stop style:position="0.3457in"/>
        </style:tab-stops>
      </style:paragraph-properties>
      <style:text-properties fo:font-size="12pt" style:font-size-asian="12pt" style:font-size-complex="12pt"/>
    </style:style>
    <style:style style:name="P18" style:family="paragraph" style:parent-style-name="List_20_Paragraph" style:list-style-name="WWNum2">
      <style:paragraph-properties fo:margin-left="0.3453in" fo:margin-top="0.0083in" fo:margin-bottom="0in" style:contextual-spacing="false" fo:line-height="100%" fo:text-indent="-0.1453in" style:auto-text-indent="false">
        <style:tab-stops>
          <style:tab-stop style:position="0.3457in"/>
        </style:tab-stops>
      </style:paragraph-properties>
      <style:text-properties fo:font-size="12pt" style:font-size-asian="12pt" style:font-size-complex="12pt"/>
    </style:style>
    <style:style style:name="P19" style:family="paragraph" style:parent-style-name="List_20_Paragraph" style:list-style-name="WWNum1">
      <style:paragraph-properties fo:margin-left="0.3717in" fo:margin-top="0in" fo:margin-bottom="0in" style:contextual-spacing="false" fo:line-height="100%" fo:text-indent="-0.148in" style:auto-text-indent="false">
        <style:tab-stops>
          <style:tab-stop style:position="0.372in"/>
        </style:tab-stops>
      </style:paragraph-properties>
      <style:text-properties fo:font-size="12pt" style:font-size-asian="12pt" style:font-size-complex="12pt"/>
    </style:style>
    <style:style style:name="P20" style:family="paragraph" style:parent-style-name="List_20_Paragraph" style:list-style-name="WWNum1">
      <style:paragraph-properties fo:margin-left="0.3374in" fo:margin-top="0in" fo:margin-bottom="0in" style:contextual-spacing="false" fo:line-height="100%" fo:text-indent="-0.1472in" style:auto-text-indent="false">
        <style:tab-stops>
          <style:tab-stop style:position="0.3382in"/>
        </style:tab-stops>
      </style:paragraph-properties>
      <style:text-properties fo:font-size="12pt" style:font-size-asian="12pt" style:font-size-complex="12pt"/>
    </style:style>
    <style:style style:name="P21" style:family="paragraph" style:parent-style-name="List_20_Paragraph" style:list-style-name="WWNum1">
      <style:paragraph-properties fo:margin-left="0.3374in" fo:margin-top="0.0083in" fo:margin-bottom="0in" style:contextual-spacing="false" fo:line-height="100%" fo:text-indent="-0.1472in" style:auto-text-indent="false">
        <style:tab-stops>
          <style:tab-stop style:position="0.3382in"/>
        </style:tab-stops>
      </style:paragraph-properties>
      <style:text-properties fo:font-size="12pt" style:font-size-asian="12pt" style:font-size-complex="12pt"/>
    </style:style>
    <style:style style:name="P22" style:family="paragraph" style:parent-style-name="List_20_Paragraph" style:list-style-name="WWNum1">
      <style:paragraph-properties fo:margin-left="0.3272in" fo:margin-top="0.0047in" fo:margin-bottom="0in" style:contextual-spacing="false" fo:line-height="100%" fo:text-indent="-0.1366in" style:auto-text-indent="false">
        <style:tab-stops>
          <style:tab-stop style:position="0.328in"/>
        </style:tab-stops>
      </style:paragraph-properties>
      <style:text-properties fo:font-size="12pt" style:font-size-asian="12pt" style:font-size-complex="12pt"/>
    </style:style>
    <style:style style:name="P23" style:family="paragraph" style:parent-style-name="List_20_Paragraph" style:list-style-name="WWNum1">
      <style:paragraph-properties fo:margin-left="0.3272in" fo:line-height="100%" fo:text-indent="-0.1366in" style:auto-text-indent="false">
        <style:tab-stops>
          <style:tab-stop style:position="0.328in"/>
        </style:tab-stops>
      </style:paragraph-properties>
      <style:text-properties fo:font-size="12pt" style:font-size-asian="12pt" style:font-size-complex="12pt"/>
    </style:style>
    <style:style style:name="P24" style:family="paragraph" style:parent-style-name="List_20_Paragraph" style:list-style-name="WWNum1">
      <style:paragraph-properties fo:margin-left="0.3354in" fo:margin-top="0.0083in" fo:margin-bottom="0in" style:contextual-spacing="false" fo:line-height="100%" fo:text-indent="-0.1453in" style:auto-text-indent="false">
        <style:tab-stops>
          <style:tab-stop style:position="0.3362in"/>
        </style:tab-stops>
      </style:paragraph-properties>
      <style:text-properties fo:font-size="12pt" style:font-size-asian="12pt" style:font-size-complex="12pt"/>
    </style:style>
    <style:style style:name="P25" style:family="paragraph" style:parent-style-name="List_20_Paragraph" style:list-style-name="WWNum1">
      <style:paragraph-properties fo:margin-left="0.3354in" fo:margin-top="0.0043in" fo:margin-bottom="0in" style:contextual-spacing="false" fo:line-height="100%" fo:text-indent="-0.1453in" style:auto-text-indent="false">
        <style:tab-stops>
          <style:tab-stop style:position="0.3362in"/>
        </style:tab-stops>
      </style:paragraph-properties>
      <style:text-properties fo:font-size="12pt" style:font-size-asian="12pt" style:font-size-complex="12pt"/>
    </style:style>
    <style:style style:name="P26" style:family="paragraph" style:parent-style-name="List_20_Paragraph" style:list-style-name="WWNum1">
      <style:paragraph-properties fo:margin-left="0.3354in" fo:margin-top="0.0047in" fo:margin-bottom="0in" style:contextual-spacing="false" fo:line-height="100%" fo:text-indent="-0.1453in" style:auto-text-indent="false">
        <style:tab-stops>
          <style:tab-stop style:position="0.3362in"/>
        </style:tab-stops>
      </style:paragraph-properties>
      <style:text-properties fo:font-size="12pt" style:font-size-asian="12pt" style:font-size-complex="12pt"/>
    </style:style>
    <style:style style:name="P27" style:family="paragraph" style:parent-style-name="List_20_Paragraph" style:list-style-name="WWNum1">
      <style:paragraph-properties fo:margin-left="0.3354in" fo:line-height="100%" fo:text-indent="-0.1453in" style:auto-text-indent="false">
        <style:tab-stops>
          <style:tab-stop style:position="0.3362in"/>
        </style:tab-stops>
      </style:paragraph-properties>
      <style:text-properties fo:font-size="12pt" style:font-size-asian="12pt" style:font-size-complex="12pt"/>
    </style:style>
    <style:style style:name="P28" style:family="paragraph" style:parent-style-name="List_20_Paragraph" style:list-style-name="WWNum1">
      <style:paragraph-properties fo:margin-left="0.3346in" fo:line-height="100%" fo:text-indent="-0.1445in" style:auto-text-indent="false">
        <style:tab-stops>
          <style:tab-stop style:position="0.3354in"/>
        </style:tab-stops>
      </style:paragraph-properties>
      <style:text-properties fo:font-size="12pt" style:font-size-asian="12pt" style:font-size-complex="12pt"/>
    </style:style>
    <style:style style:name="P29" style:family="paragraph" style:parent-style-name="List_20_Paragraph" style:list-style-name="WWNum1">
      <style:paragraph-properties fo:margin-left="0.3362in" fo:margin-top="0.0047in" fo:margin-bottom="0in" style:contextual-spacing="false" fo:line-height="100%" fo:text-indent="-0.1457in" style:auto-text-indent="false">
        <style:tab-stops>
          <style:tab-stop style:position="0.3366in"/>
        </style:tab-stops>
      </style:paragraph-properties>
      <style:text-properties fo:font-size="12pt" style:font-size-asian="12pt" style:font-size-complex="12pt"/>
    </style:style>
    <style:style style:name="P30" style:family="paragraph" style:parent-style-name="List_20_Paragraph" style:list-style-name="WWNum1">
      <style:paragraph-properties fo:margin-left="0.3362in" fo:line-height="100%" fo:text-indent="-0.1457in" style:auto-text-indent="false">
        <style:tab-stops>
          <style:tab-stop style:position="0.3366in"/>
        </style:tab-stops>
      </style:paragraph-properties>
      <style:text-properties fo:font-size="12pt" style:font-size-asian="12pt" style:font-size-complex="12pt"/>
    </style:style>
    <style:style style:name="P31" style:family="paragraph" style:parent-style-name="List_20_Paragraph" style:list-style-name="WWNum1">
      <style:paragraph-properties fo:margin-left="0.3362in" fo:margin-top="0.0083in" fo:margin-bottom="0in" style:contextual-spacing="false" fo:line-height="100%" fo:text-indent="-0.1457in" style:auto-text-indent="false">
        <style:tab-stops>
          <style:tab-stop style:position="0.3366in"/>
        </style:tab-stops>
      </style:paragraph-properties>
      <style:text-properties fo:font-size="12pt" style:font-size-asian="12pt" style:font-size-complex="12pt"/>
    </style:style>
    <style:style style:name="P32" style:family="paragraph" style:parent-style-name="List_20_Paragraph" style:list-style-name="WWNum1">
      <style:paragraph-properties fo:margin-left="0.3335in" fo:margin-top="0.0047in" fo:margin-bottom="0in" style:contextual-spacing="false" fo:line-height="100%" fo:text-indent="-0.1429in" style:auto-text-indent="false">
        <style:tab-stops>
          <style:tab-stop style:position="0.3339in"/>
        </style:tab-stops>
      </style:paragraph-properties>
      <style:text-properties fo:font-size="12pt" style:font-size-asian="12pt" style:font-size-complex="12pt"/>
    </style:style>
    <style:style style:name="P33" style:family="paragraph" style:parent-style-name="List_20_Paragraph" style:list-style-name="WWNum1">
      <style:paragraph-properties fo:margin-left="0.3335in" fo:line-height="100%" fo:text-indent="-0.1429in" style:auto-text-indent="false">
        <style:tab-stops>
          <style:tab-stop style:position="0.3339in"/>
        </style:tab-stops>
      </style:paragraph-properties>
      <style:text-properties fo:font-size="12pt" style:font-size-asian="12pt" style:font-size-complex="12pt"/>
    </style:style>
    <style:style style:name="P34" style:family="paragraph" style:parent-style-name="List_20_Paragraph" style:list-style-name="WWNum1">
      <style:paragraph-properties fo:margin-left="0.3327in" fo:margin-top="0.0083in" fo:margin-bottom="0in" style:contextual-spacing="false" fo:line-height="100%" fo:text-indent="-0.1425in" style:auto-text-indent="false">
        <style:tab-stops>
          <style:tab-stop style:position="0.3335in"/>
        </style:tab-stops>
      </style:paragraph-properties>
      <style:text-properties fo:font-size="12pt" style:font-size-asian="12pt" style:font-size-complex="12pt"/>
    </style:style>
    <style:style style:name="P35" style:family="paragraph" style:parent-style-name="Heading_20_1">
      <style:paragraph-properties fo:margin-left="0.0807in" fo:margin-top="0.0598in" fo:margin-bottom="0in" style:contextual-spacing="false" fo:line-height="100%"/>
      <style:text-properties fo:font-size="12pt" style:font-size-asian="12pt" style:font-size-complex="12pt"/>
    </style:style>
    <style:style style:name="P36" style:family="paragraph" style:parent-style-name="Heading_20_1">
      <style:paragraph-properties fo:margin-left="0.0744in" fo:line-height="100%"/>
      <style:text-properties fo:font-size="12pt" officeooo:paragraph-rsid="000560e6" style:font-size-asian="12pt" style:font-size-complex="12pt"/>
    </style:style>
    <style:style style:name="P37" style:family="paragraph" style:parent-style-name="Heading_20_1">
      <style:paragraph-properties fo:margin-left="0.0764in" fo:margin-top="0in" fo:margin-bottom="0in" style:contextual-spacing="false" fo:line-height="100%" fo:break-before="column"/>
      <style:text-properties fo:font-size="12pt" style:font-size-asian="12pt" style:font-size-complex="12pt"/>
    </style:style>
    <style:style style:name="P38" style:family="paragraph" style:parent-style-name="Heading_20_1">
      <style:paragraph-properties fo:margin-left="0.1035in" fo:line-height="100%"/>
      <style:text-properties fo:font-size="12pt" style:font-size-asian="12pt" style:font-size-complex="12pt"/>
    </style:style>
    <style:style style:name="P39" style:family="paragraph" style:parent-style-name="Heading_20_1">
      <style:paragraph-properties fo:margin-top="0.1236in" fo:margin-bottom="0in" style:contextual-spacing="false" fo:line-height="100%"/>
      <style:text-properties fo:font-size="12pt" style:font-size-asian="12pt" style:font-size-complex="12pt"/>
    </style:style>
    <style:style style:name="P40" style:family="paragraph" style:parent-style-name="Standard">
      <style:paragraph-properties fo:margin-left="0.0874in" fo:margin-top="0.2173in" fo:margin-bottom="0in" style:contextual-spacing="false" fo:line-height="100%"/>
      <style:text-properties fo:font-size="12pt" style:font-size-asian="12pt" style:font-size-complex="12pt"/>
    </style:style>
    <style:style style:name="P41" style:family="paragraph" style:parent-style-name="Standard">
      <style:paragraph-properties fo:margin-left="0.0925in" fo:line-height="100%"/>
      <style:text-properties fo:font-size="12pt" style:font-size-asian="12pt" style:font-size-complex="12pt"/>
    </style:style>
    <style:style style:name="P42" style:family="paragraph" style:parent-style-name="Standard">
      <style:paragraph-properties fo:margin-left="0.0827in" fo:line-height="100%"/>
      <style:text-properties fo:font-size="12pt" style:font-size-asian="12pt" style:font-size-complex="12pt"/>
    </style:style>
    <style:style style:name="P43" style:family="paragraph" style:parent-style-name="Standard">
      <style:paragraph-properties fo:margin-left="0.0854in" fo:line-height="100%"/>
      <style:text-properties fo:font-size="12pt" style:font-size-asian="12pt" style:font-size-complex="12pt"/>
    </style:style>
    <style:style style:name="P44" style:family="paragraph" style:parent-style-name="Standard">
      <style:paragraph-properties fo:margin-left="0.0764in" fo:margin-top="0.2138in" fo:margin-bottom="0in" style:contextual-spacing="false" fo:line-height="100%"/>
      <style:text-properties fo:font-size="12pt" officeooo:rsid="000560e6" officeooo:paragraph-rsid="000560e6" style:font-size-asian="12pt" style:font-size-complex="12pt"/>
    </style:style>
    <style:style style:name="P45" style:family="paragraph" style:parent-style-name="Text_20_body">
      <style:paragraph-properties fo:margin-top="0in" fo:margin-bottom="0in" style:contextual-spacing="false"/>
    </style:style>
    <style:style style:name="P46" style:family="paragraph" style:parent-style-name="Text_20_body" style:master-page-name="Standard">
      <style:paragraph-properties fo:margin-top="0in" fo:margin-bottom="0in" style:contextual-spacing="false" style:page-number="auto"/>
    </style:style>
    <style:style style:name="P47" style:family="paragraph" style:parent-style-name="Text_20_body">
      <style:paragraph-properties fo:margin-top="0.0055in" fo:margin-bottom="0in" style:contextual-spacing="false"/>
      <style:text-properties fo:font-size="8.5pt" style:font-size-asian="8.5pt"/>
    </style:style>
    <style:style style:name="P48" style:family="paragraph" style:parent-style-name="Text_20_body">
      <style:paragraph-properties fo:margin-left="0.0819in" fo:margin-top="0.0047in" fo:margin-bottom="0in" style:contextual-spacing="false" fo:line-height="100%"/>
      <style:text-properties fo:font-size="12pt" style:font-size-asian="12pt" style:font-size-complex="12pt"/>
    </style:style>
    <style:style style:name="P49" style:family="paragraph" style:parent-style-name="Text_20_body">
      <style:paragraph-properties fo:margin-top="0.0043in" fo:margin-bottom="0in" style:contextual-spacing="false" fo:line-height="100%"/>
      <style:text-properties fo:font-size="12pt" style:font-size-asian="12pt" style:font-size-complex="12pt"/>
    </style:style>
    <style:style style:name="P50" style:family="paragraph" style:parent-style-name="Text_20_body">
      <style:paragraph-properties fo:margin-left="0.0791in" fo:margin-top="0.0047in" fo:margin-bottom="0in" style:contextual-spacing="false" fo:line-height="100%"/>
      <style:text-properties fo:font-size="12pt" style:font-size-asian="12pt" style:font-size-complex="12pt"/>
    </style:style>
    <style:style style:name="P51" style:family="paragraph" style:parent-style-name="Text_20_body">
      <style:paragraph-properties fo:margin-top="0.002in" fo:margin-bottom="0in" style:contextual-spacing="false" fo:line-height="100%"/>
      <style:text-properties fo:font-size="12pt" style:font-size-asian="12pt" style:font-size-complex="12pt"/>
    </style:style>
    <style:style style:name="P52" style:family="paragraph" style:parent-style-name="Text_20_body">
      <style:paragraph-properties fo:margin-left="0.0752in" fo:margin-top="0.0083in" fo:margin-bottom="0in" style:contextual-spacing="false" fo:line-height="100%"/>
      <style:text-properties fo:font-size="12pt" style:font-size-asian="12pt" style:font-size-complex="12pt"/>
    </style:style>
    <style:style style:name="P53" style:family="paragraph" style:parent-style-name="Text_20_body">
      <style:paragraph-properties fo:margin-left="0.0752in" fo:margin-top="0.0047in" fo:margin-bottom="0in" style:contextual-spacing="false" fo:line-height="100%"/>
      <style:text-properties fo:font-size="12pt" style:font-size-asian="12pt" style:font-size-complex="12pt"/>
    </style:style>
    <style:style style:name="P54" style:family="paragraph" style:parent-style-name="Text_20_body">
      <style:paragraph-properties fo:margin-left="0.0728in" fo:margin-top="0.0047in" fo:margin-bottom="0in" style:contextual-spacing="false" fo:line-height="100%"/>
      <style:text-properties fo:font-size="12pt" style:font-size-asian="12pt" style:font-size-complex="12pt"/>
    </style:style>
    <style:style style:name="P55" style:family="paragraph" style:parent-style-name="Text_20_body">
      <style:paragraph-properties fo:margin-top="0.0028in" fo:margin-bottom="0in" style:contextual-spacing="false" fo:line-height="100%"/>
      <style:text-properties fo:font-size="12pt" style:font-size-asian="12pt" style:font-size-complex="12pt"/>
    </style:style>
    <style:style style:name="P56" style:family="paragraph" style:parent-style-name="Text_20_body">
      <style:paragraph-properties fo:margin-left="0.102in" fo:margin-right="0.0756in" fo:margin-top="0in" fo:margin-bottom="0in" style:contextual-spacing="false" fo:line-height="100%" fo:text-indent="0.0016in" style:auto-text-indent="false"/>
      <style:text-properties fo:font-size="12pt" style:font-size-asian="12pt" style:font-size-complex="12pt"/>
    </style:style>
    <style:style style:name="P57" style:family="paragraph" style:parent-style-name="Text_20_body">
      <style:paragraph-properties fo:margin-left="0.102in" fo:margin-top="0in" fo:margin-bottom="0in" style:contextual-spacing="false" fo:line-height="100%"/>
      <style:text-properties fo:font-size="12pt" style:font-size-asian="12pt" style:font-size-complex="12pt"/>
    </style:style>
    <style:style style:name="P58" style:family="paragraph" style:parent-style-name="Text_20_body">
      <style:paragraph-properties fo:margin-top="0in" fo:margin-bottom="0in" style:contextual-spacing="false" fo:line-height="100%"/>
      <style:text-properties fo:font-size="12pt" style:font-size-asian="12pt" style:font-size-complex="12pt"/>
    </style:style>
    <style:style style:name="T1" style:family="text">
      <style:text-properties fo:font-size="10pt" style:font-size-asian="10pt"/>
    </style:style>
    <style:style style:name="T2" style:family="text">
      <style:text-properties fo:font-size="8.5pt" style:font-size-asian="8.5pt"/>
    </style:style>
    <style:style style:name="T3" style:family="text">
      <style:text-properties fo:color="#080808" loext:opacity="100%" style:text-underline-style="solid" style:text-underline-width="bold" style:text-underline-color="#080808" style:text-scale="105%"/>
    </style:style>
    <style:style style:name="T4" style:family="text">
      <style:text-properties fo:color="#080808" loext:opacity="100%" style:text-underline-style="solid" style:text-underline-width="bold" style:text-underline-color="#080808"/>
    </style:style>
    <style:style style:name="T5" style:family="text">
      <style:text-properties fo:color="#080808" loext:opacity="100%" fo:letter-spacing="0.0102in" style:text-underline-style="solid" style:text-underline-width="bold" style:text-underline-color="#080808" style:text-scale="105%"/>
    </style:style>
    <style:style style:name="T6" style:family="text">
      <style:text-properties fo:color="#080808" loext:opacity="100%" fo:letter-spacing="0.0102in"/>
    </style:style>
    <style:style style:name="T7" style:family="text">
      <style:text-properties fo:color="#080808" loext:opacity="100%" fo:letter-spacing="0.0098in" style:text-underline-style="solid" style:text-underline-width="bold" style:text-underline-color="#080808" style:text-scale="105%"/>
    </style:style>
    <style:style style:name="T8" style:family="text">
      <style:text-properties fo:color="#080808" loext:opacity="100%" fo:letter-spacing="0.0098in"/>
    </style:style>
    <style:style style:name="T9" style:family="text">
      <style:text-properties fo:color="#080808" loext:opacity="100%" fo:font-size="13.5pt" fo:font-style="italic" style:font-size-asian="13.5pt" style:font-style-asian="italic"/>
    </style:style>
    <style:style style:name="T10" style:family="text">
      <style:text-properties fo:color="#080808" loext:opacity="100%" fo:font-size="13.5pt" fo:font-style="italic" style:font-size-asian="13.5pt" style:font-style-asian="italic" style:text-scale="105%"/>
    </style:style>
    <style:style style:name="T11" style:family="text">
      <style:text-properties fo:color="#080808" loext:opacity="100%" fo:font-size="13.5pt" fo:letter-spacing="0.0047in" fo:font-style="italic" style:font-size-asian="13.5pt" style:font-style-asian="italic"/>
    </style:style>
    <style:style style:name="T12" style:family="text">
      <style:text-properties fo:color="#080808" loext:opacity="100%" fo:font-size="13.5pt" fo:letter-spacing="0.0047in" style:font-size-asian="13.5pt"/>
    </style:style>
    <style:style style:name="T13" style:family="text">
      <style:text-properties fo:color="#080808" loext:opacity="100%" fo:font-size="13.5pt" fo:letter-spacing="0.0028in" fo:font-style="italic" style:font-size-asian="13.5pt" style:font-style-asian="italic"/>
    </style:style>
    <style:style style:name="T14" style:family="text">
      <style:text-properties fo:color="#080808" loext:opacity="100%" fo:font-size="13.5pt" fo:letter-spacing="0.0028in" style:font-size-asian="13.5pt"/>
    </style:style>
    <style:style style:name="T15" style:family="text">
      <style:text-properties fo:color="#080808" loext:opacity="100%" fo:font-size="13.5pt" fo:letter-spacing="0.0028in" style:font-size-asian="13.5pt" style:text-scale="105%"/>
    </style:style>
    <style:style style:name="T16" style:family="text">
      <style:text-properties fo:color="#080808" loext:opacity="100%" fo:font-size="13.5pt" fo:letter-spacing="0.0272in" fo:font-style="italic" style:font-size-asian="13.5pt" style:font-style-asian="italic"/>
    </style:style>
    <style:style style:name="T17" style:family="text">
      <style:text-properties fo:color="#080808" loext:opacity="100%" fo:font-size="13.5pt" fo:letter-spacing="0.0272in" style:font-size-asian="13.5pt"/>
    </style:style>
    <style:style style:name="T18" style:family="text">
      <style:text-properties fo:color="#080808" loext:opacity="100%" fo:font-size="13.5pt" style:font-size-asian="13.5pt"/>
    </style:style>
    <style:style style:name="T19" style:family="text">
      <style:text-properties fo:color="#080808" loext:opacity="100%" fo:font-size="13.5pt" style:font-size-asian="13.5pt" style:text-scale="105%"/>
    </style:style>
    <style:style style:name="T20" style:family="text">
      <style:text-properties fo:color="#080808" loext:opacity="100%" fo:font-size="13.5pt" fo:letter-spacing="0.0193in" style:font-size-asian="13.5pt"/>
    </style:style>
    <style:style style:name="T21" style:family="text">
      <style:text-properties fo:color="#080808" loext:opacity="100%" fo:font-size="13.5pt" fo:letter-spacing="0.0193in" fo:font-style="italic" style:font-size-asian="13.5pt" style:font-style-asian="italic"/>
    </style:style>
    <style:style style:name="T22" style:family="text">
      <style:text-properties fo:color="#080808" loext:opacity="100%" fo:font-size="13.5pt" fo:letter-spacing="0.0083in" style:font-size-asian="13.5pt"/>
    </style:style>
    <style:style style:name="T23" style:family="text">
      <style:text-properties fo:color="#080808" loext:opacity="100%" fo:font-size="13.5pt" fo:letter-spacing="0.0083in" style:font-size-asian="13.5pt" style:text-scale="105%"/>
    </style:style>
    <style:style style:name="T24" style:family="text">
      <style:text-properties fo:color="#080808" loext:opacity="100%" fo:font-size="13.5pt" fo:letter-spacing="0.0154in" style:font-size-asian="13.5pt"/>
    </style:style>
    <style:style style:name="T25" style:family="text">
      <style:text-properties fo:color="#080808" loext:opacity="100%" fo:font-size="13.5pt" fo:letter-spacing="0.0228in" style:font-size-asian="13.5pt"/>
    </style:style>
    <style:style style:name="T26" style:family="text">
      <style:text-properties fo:color="#080808" loext:opacity="100%" fo:font-size="13.5pt" fo:letter-spacing="0.0118in" style:font-size-asian="13.5pt"/>
    </style:style>
    <style:style style:name="T27" style:family="text">
      <style:text-properties fo:color="#080808" loext:opacity="100%" fo:font-size="13.5pt" fo:letter-spacing="0.0209in" style:font-size-asian="13.5pt"/>
    </style:style>
    <style:style style:name="T28" style:family="text">
      <style:text-properties fo:color="#080808" loext:opacity="100%" fo:font-size="13.5pt" fo:letter-spacing="0.0165in" style:font-size-asian="13.5pt"/>
    </style:style>
    <style:style style:name="T29" style:family="text">
      <style:text-properties fo:color="#080808" loext:opacity="100%" fo:font-size="13.5pt" fo:letter-spacing="0.028in" style:font-size-asian="13.5pt"/>
    </style:style>
    <style:style style:name="T30" style:family="text">
      <style:text-properties fo:color="#080808" loext:opacity="100%" fo:font-size="13.5pt" fo:letter-spacing="0.0283in" style:font-size-asian="13.5pt"/>
    </style:style>
    <style:style style:name="T31" style:family="text">
      <style:text-properties fo:color="#080808" loext:opacity="100%" fo:font-size="13.5pt" fo:letter-spacing="0.0138in" style:font-size-asian="13.5pt"/>
    </style:style>
    <style:style style:name="T32" style:family="text">
      <style:text-properties fo:color="#080808" loext:opacity="100%" fo:font-size="13.5pt" fo:letter-spacing="0.0126in" style:font-size-asian="13.5pt"/>
    </style:style>
    <style:style style:name="T33" style:family="text">
      <style:text-properties fo:color="#080808" loext:opacity="100%" fo:font-size="13.5pt" fo:letter-spacing="0.0126in" fo:font-style="italic" style:font-size-asian="13.5pt" style:font-style-asian="italic"/>
    </style:style>
    <style:style style:name="T34" style:family="text">
      <style:text-properties fo:color="#080808" loext:opacity="100%" fo:font-size="13.5pt" fo:letter-spacing="-0.0453in" style:font-size-asian="13.5pt"/>
    </style:style>
    <style:style style:name="T35" style:family="text">
      <style:text-properties fo:color="#080808" loext:opacity="100%" fo:font-size="13.5pt" fo:letter-spacing="0.0173in" style:font-size-asian="13.5pt"/>
    </style:style>
    <style:style style:name="T36" style:family="text">
      <style:text-properties fo:color="#080808" loext:opacity="100%" fo:font-size="13.5pt" fo:letter-spacing="-0.002in" style:font-size-asian="13.5pt"/>
    </style:style>
    <style:style style:name="T37" style:family="text">
      <style:text-properties fo:color="#080808" loext:opacity="100%" fo:font-size="13.5pt" fo:letter-spacing="-0.002in" style:font-size-asian="13.5pt" style:text-scale="105%"/>
    </style:style>
    <style:style style:name="T38" style:family="text">
      <style:text-properties fo:color="#080808" loext:opacity="100%" fo:font-size="13.5pt" fo:letter-spacing="0.0134in" style:font-size-asian="13.5pt"/>
    </style:style>
    <style:style style:name="T39" style:family="text">
      <style:text-properties fo:color="#080808" loext:opacity="100%" fo:font-size="13.5pt" fo:letter-spacing="0.0307in" style:font-size-asian="13.5pt"/>
    </style:style>
    <style:style style:name="T40" style:family="text">
      <style:text-properties fo:color="#080808" loext:opacity="100%" fo:font-size="13.5pt" fo:letter-spacing="0.0201in" style:font-size-asian="13.5pt"/>
    </style:style>
    <style:style style:name="T41" style:family="text">
      <style:text-properties fo:color="#080808" loext:opacity="100%" fo:font-size="13.5pt" fo:letter-spacing="-0.0047in" fo:font-style="italic" style:font-size-asian="13.5pt" style:font-style-asian="italic" style:text-scale="105%"/>
    </style:style>
    <style:style style:name="T42" style:family="text">
      <style:text-properties fo:color="#080808" loext:opacity="100%" fo:font-size="13.5pt" fo:letter-spacing="-0.0047in" style:font-size-asian="13.5pt" style:text-scale="105%"/>
    </style:style>
    <style:style style:name="T43" style:family="text">
      <style:text-properties fo:color="#080808" loext:opacity="100%" fo:font-size="13.5pt" fo:letter-spacing="0.0091in" fo:font-style="italic" style:font-size-asian="13.5pt" style:font-style-asian="italic" style:text-scale="105%"/>
    </style:style>
    <style:style style:name="T44" style:family="text">
      <style:text-properties fo:color="#080808" loext:opacity="100%" fo:font-size="13.5pt" fo:letter-spacing="0.0091in" style:font-size-asian="13.5pt"/>
    </style:style>
    <style:style style:name="T45" style:family="text">
      <style:text-properties fo:color="#080808" loext:opacity="100%" fo:font-size="13.5pt" fo:letter-spacing="0.002in" fo:font-style="italic" style:font-size-asian="13.5pt" style:font-style-asian="italic" style:text-scale="105%"/>
    </style:style>
    <style:style style:name="T46" style:family="text">
      <style:text-properties fo:color="#080808" loext:opacity="100%" fo:font-size="13.5pt" fo:letter-spacing="0.0008in" style:font-size-asian="13.5pt"/>
    </style:style>
    <style:style style:name="T47" style:family="text">
      <style:text-properties fo:color="#080808" loext:opacity="100%" fo:font-size="13.5pt" fo:letter-spacing="0.0008in" style:font-size-asian="13.5pt" style:text-scale="105%"/>
    </style:style>
    <style:style style:name="T48" style:family="text">
      <style:text-properties fo:color="#080808" loext:opacity="100%" fo:font-size="13.5pt" fo:letter-spacing="0.0008in" fo:font-style="italic" style:font-size-asian="13.5pt" style:font-style-asian="italic"/>
    </style:style>
    <style:style style:name="T49" style:family="text">
      <style:text-properties fo:color="#080808" loext:opacity="100%" fo:font-size="13.5pt" fo:letter-spacing="0.0008in" fo:font-style="italic" style:font-size-asian="13.5pt" style:font-style-asian="italic" style:text-scale="105%"/>
    </style:style>
    <style:style style:name="T50" style:family="text">
      <style:text-properties fo:color="#080808" loext:opacity="100%" fo:font-size="13.5pt" fo:letter-spacing="0.0252in" style:font-size-asian="13.5pt"/>
    </style:style>
    <style:style style:name="T51" style:family="text">
      <style:text-properties fo:color="#080808" loext:opacity="100%" fo:font-size="13.5pt" fo:letter-spacing="0.0102in" style:font-size-asian="13.5pt"/>
    </style:style>
    <style:style style:name="T52" style:family="text">
      <style:text-properties fo:color="#080808" loext:opacity="100%" fo:font-size="13.5pt" fo:letter-spacing="0.022in" style:font-size-asian="13.5pt"/>
    </style:style>
    <style:style style:name="T53" style:family="text">
      <style:text-properties fo:color="#080808" loext:opacity="100%" fo:font-size="13.5pt" fo:letter-spacing="0.0181in" style:font-size-asian="13.5pt"/>
    </style:style>
    <style:style style:name="T54" style:family="text">
      <style:text-properties fo:color="#080808" loext:opacity="100%" fo:font-size="13.5pt" fo:letter-spacing="-0.0445in" style:font-size-asian="13.5pt"/>
    </style:style>
    <style:style style:name="T55" style:family="text">
      <style:text-properties fo:color="#080808" loext:opacity="100%" fo:font-size="13.5pt" fo:letter-spacing="0.011in" style:font-size-asian="13.5pt"/>
    </style:style>
    <style:style style:name="T56" style:family="text">
      <style:text-properties fo:color="#080808" loext:opacity="100%" fo:font-size="13.5pt" fo:letter-spacing="-0.0008in" style:font-size-asian="13.5pt" style:text-scale="105%"/>
    </style:style>
    <style:style style:name="T57" style:family="text">
      <style:text-properties fo:color="#080808" loext:opacity="100%" fo:font-size="13.5pt" fo:letter-spacing="-0.0008in" style:font-size-asian="13.5pt"/>
    </style:style>
    <style:style style:name="T58" style:family="text">
      <style:text-properties fo:color="#080808" loext:opacity="100%" fo:font-size="13.5pt" fo:letter-spacing="-0.0008in" fo:font-style="italic" style:font-size-asian="13.5pt" style:font-style-asian="italic" style:text-scale="105%"/>
    </style:style>
    <style:style style:name="T59" style:family="text">
      <style:text-properties fo:color="#080808" loext:opacity="100%" fo:font-size="13.5pt" fo:letter-spacing="-0.0035in" style:font-size-asian="13.5pt" style:text-scale="105%"/>
    </style:style>
    <style:style style:name="T60" style:family="text">
      <style:text-properties fo:color="#080808" loext:opacity="100%" fo:font-size="13.5pt" fo:letter-spacing="-0.0118in" style:font-size-asian="13.5pt" style:text-scale="105%"/>
    </style:style>
    <style:style style:name="T61" style:family="text">
      <style:text-properties fo:color="#080808" loext:opacity="100%" fo:font-size="13.5pt" fo:letter-spacing="-0.0083in" style:font-size-asian="13.5pt" style:text-scale="105%"/>
    </style:style>
    <style:style style:name="T62" style:family="text">
      <style:text-properties fo:color="#080808" loext:opacity="100%" fo:font-size="13.5pt" fo:letter-spacing="-0.0091in" style:font-size-asian="13.5pt" style:text-scale="105%"/>
    </style:style>
    <style:style style:name="T63" style:family="text">
      <style:text-properties fo:color="#080808" loext:opacity="100%" fo:font-size="13.5pt" fo:letter-spacing="-0.0091in" fo:font-style="italic" style:font-size-asian="13.5pt" style:font-style-asian="italic" style:text-scale="105%"/>
    </style:style>
    <style:style style:name="T64" style:family="text">
      <style:text-properties fo:color="#080808" loext:opacity="100%" fo:font-size="13.5pt" fo:letter-spacing="-0.0126in" style:font-size-asian="13.5pt" style:text-scale="105%"/>
    </style:style>
    <style:style style:name="T65" style:family="text">
      <style:text-properties fo:color="#080808" loext:opacity="100%" fo:font-size="13.5pt" fo:letter-spacing="-0.0102in" style:font-size-asian="13.5pt" style:text-scale="105%"/>
    </style:style>
    <style:style style:name="T66" style:family="text">
      <style:text-properties fo:color="#080808" loext:opacity="100%" fo:font-size="13.5pt" fo:letter-spacing="-0.048in" style:font-size-asian="13.5pt" style:text-scale="105%"/>
    </style:style>
    <style:style style:name="T67" style:family="text">
      <style:text-properties fo:color="#080808" loext:opacity="100%" fo:font-size="13.5pt" fo:letter-spacing="-0.0016in" style:font-size-asian="13.5pt" style:text-scale="105%"/>
    </style:style>
    <style:style style:name="T68" style:family="text">
      <style:text-properties fo:color="#080808" loext:opacity="100%" fo:font-size="13.5pt" fo:letter-spacing="-0.0016in" fo:font-style="italic" style:font-size-asian="13.5pt" style:font-style-asian="italic" style:text-scale="105%"/>
    </style:style>
    <style:style style:name="T69" style:family="text">
      <style:text-properties fo:color="#080808" loext:opacity="100%" fo:font-size="13.5pt" fo:letter-spacing="0.0035in" style:font-size-asian="13.5pt" style:text-scale="105%"/>
    </style:style>
    <style:style style:name="T70" style:family="text">
      <style:text-properties fo:color="#080808" loext:opacity="100%" fo:font-size="13.5pt" fo:letter-spacing="0.0035in" fo:font-style="italic" style:font-size-asian="13.5pt" style:font-style-asian="italic"/>
    </style:style>
    <style:style style:name="T71" style:family="text">
      <style:text-properties fo:color="#080808" loext:opacity="100%" fo:font-size="13.5pt" fo:letter-spacing="0.0189in" fo:font-style="italic" style:font-size-asian="13.5pt" style:font-style-asian="italic"/>
    </style:style>
    <style:style style:name="T72" style:family="text">
      <style:text-properties fo:color="#080808" loext:opacity="100%" fo:font-size="13.5pt" fo:letter-spacing="0.0189in" style:font-size-asian="13.5pt"/>
    </style:style>
    <style:style style:name="T73" style:family="text">
      <style:text-properties fo:color="#080808" loext:opacity="100%" fo:font-size="13.5pt" fo:letter-spacing="0.0335in" style:font-size-asian="13.5pt"/>
    </style:style>
    <style:style style:name="T74" style:family="text">
      <style:text-properties fo:color="#080808" loext:opacity="100%" fo:font-size="13.5pt" fo:letter-spacing="0.0098in" style:font-size-asian="13.5pt"/>
    </style:style>
    <style:style style:name="T75" style:family="text">
      <style:text-properties fo:color="#080808" loext:opacity="100%" fo:font-size="13.5pt" fo:letter-spacing="-0.011in" fo:font-style="italic" style:font-size-asian="13.5pt" style:font-style-asian="italic" style:text-scale="105%"/>
    </style:style>
    <style:style style:name="T76" style:family="text">
      <style:text-properties fo:color="#080808" loext:opacity="100%" fo:font-size="13.5pt" fo:letter-spacing="-0.0063in" fo:font-style="italic" style:font-size-asian="13.5pt" style:font-style-asian="italic" style:text-scale="105%"/>
    </style:style>
    <style:style style:name="T77" style:family="text">
      <style:text-properties fo:color="#080808" loext:opacity="100%" fo:font-size="13.5pt" fo:letter-spacing="-0.0063in" style:font-size-asian="13.5pt" style:text-scale="105%"/>
    </style:style>
    <style:style style:name="T78" style:family="text">
      <style:text-properties fo:color="#080808" loext:opacity="100%" fo:font-size="13.5pt" fo:letter-spacing="0.0161in" style:font-size-asian="13.5pt"/>
    </style:style>
    <style:style style:name="T79" style:family="text">
      <style:text-properties fo:color="#080808" loext:opacity="100%" fo:font-size="13.5pt" fo:letter-spacing="0.0146in" style:font-size-asian="13.5pt"/>
    </style:style>
    <style:style style:name="T80" style:family="text">
      <style:text-properties fo:color="#080808" loext:opacity="100%" fo:font-size="13.5pt" fo:letter-spacing="0.0264in" style:font-size-asian="13.5pt"/>
    </style:style>
    <style:style style:name="T81" style:family="text">
      <style:text-properties fo:color="#080808" loext:opacity="100%" fo:font-size="13.5pt" fo:letter-spacing="0.0409in" style:font-size-asian="13.5pt"/>
    </style:style>
    <style:style style:name="T82" style:family="text">
      <style:text-properties fo:color="#080808" loext:opacity="100%" fo:font-size="13.5pt" fo:letter-spacing="0.0055in" style:font-size-asian="13.5pt"/>
    </style:style>
    <style:style style:name="T83" style:family="text">
      <style:text-properties fo:color="#080808" loext:opacity="100%" fo:font-size="13.5pt" fo:letter-spacing="0.0063in" fo:font-style="italic" style:font-size-asian="13.5pt" style:font-style-asian="italic"/>
    </style:style>
    <style:style style:name="T84" style:family="text">
      <style:text-properties fo:color="#080808" loext:opacity="100%" fo:font-size="13.5pt" fo:letter-spacing="0.0075in" fo:font-style="italic" style:font-size-asian="13.5pt" style:font-style-asian="italic"/>
    </style:style>
    <style:style style:name="T85" style:family="text">
      <style:text-properties fo:color="#080808" loext:opacity="100%" fo:font-size="13.5pt" fo:letter-spacing="0.0075in" style:font-size-asian="13.5pt"/>
    </style:style>
    <style:style style:name="T86" style:family="text">
      <style:text-properties fo:color="#080808" loext:opacity="100%" fo:font-size="13.5pt" fo:letter-spacing="-0.0098in" style:font-size-asian="13.5pt" style:text-scale="105%"/>
    </style:style>
    <style:style style:name="T87" style:family="text">
      <style:text-properties fo:color="#080808" loext:opacity="100%" fo:font-size="13.5pt" fo:letter-spacing="0.0043in" style:font-size-asian="13.5pt"/>
    </style:style>
    <style:style style:name="T88" style:family="text">
      <style:text-properties fo:color="#080808" loext:opacity="100%" fo:font-size="13.5pt" fo:letter-spacing="0.0217in" style:font-size-asian="13.5pt"/>
    </style:style>
    <style:style style:name="T89" style:family="text">
      <style:text-properties fo:color="#080808" loext:opacity="100%"/>
    </style:style>
    <style:style style:name="T90" style:family="text">
      <style:text-properties fo:color="#080808" loext:opacity="100%" fo:letter-spacing="0.0146in"/>
    </style:style>
    <style:style style:name="T91" style:family="text">
      <style:text-properties fo:color="#080808" loext:opacity="100%" fo:letter-spacing="0.0146in" style:text-scale="105%"/>
    </style:style>
    <style:style style:name="T92" style:family="text">
      <style:text-properties fo:color="#080808" loext:opacity="100%" fo:letter-spacing="0.0256in"/>
    </style:style>
    <style:style style:name="T93" style:family="text">
      <style:text-properties fo:color="#080808" loext:opacity="100%" fo:letter-spacing="0.0228in"/>
    </style:style>
    <style:style style:name="T94" style:family="text">
      <style:text-properties fo:color="#080808" loext:opacity="100%" fo:letter-spacing="0.0299in"/>
    </style:style>
    <style:style style:name="T95" style:family="text">
      <style:text-properties fo:color="#080808" loext:opacity="100%" fo:letter-spacing="0.0189in" style:text-underline-style="solid" style:text-underline-width="bold" style:text-underline-color="#080808"/>
    </style:style>
    <style:style style:name="T96" style:family="text">
      <style:text-properties fo:color="#080808" loext:opacity="100%" fo:letter-spacing="0.0189in"/>
    </style:style>
    <style:style style:name="T97" style:family="text">
      <style:text-properties fo:color="#080808" loext:opacity="100%" fo:letter-spacing="0.0217in"/>
    </style:style>
    <style:style style:name="T98" style:family="text">
      <style:text-properties fo:color="#080808" loext:opacity="100%" fo:letter-spacing="0.0161in"/>
    </style:style>
    <style:style style:name="T99" style:family="text">
      <style:text-properties fo:color="#080808" loext:opacity="100%" fo:letter-spacing="0.0134in"/>
    </style:style>
    <style:style style:name="T100" style:family="text">
      <style:text-properties fo:color="#080808" loext:opacity="100%" fo:letter-spacing="0.0134in" style:text-underline-style="solid" style:text-underline-width="bold" style:text-underline-color="#080808" style:text-scale="105%"/>
    </style:style>
    <style:style style:name="T101" style:family="text">
      <style:text-properties fo:color="#080808" loext:opacity="100%" fo:letter-spacing="0.011in"/>
    </style:style>
    <style:style style:name="T102" style:family="text">
      <style:text-properties fo:color="#080808" loext:opacity="100%" fo:letter-spacing="0.0236in"/>
    </style:style>
    <style:style style:name="T103" style:family="text">
      <style:text-properties fo:color="#080808" loext:opacity="100%" fo:letter-spacing="0.0126in"/>
    </style:style>
    <style:style style:name="T104" style:family="text">
      <style:text-properties fo:color="#080808" loext:opacity="100%" fo:letter-spacing="0.0055in"/>
    </style:style>
    <style:style style:name="T105" style:family="text">
      <style:text-properties fo:color="#080808" loext:opacity="100%" fo:letter-spacing="0.0193in"/>
    </style:style>
    <style:style style:name="T106" style:family="text">
      <style:text-properties fo:color="#080808" loext:opacity="100%" style:text-scale="105%"/>
    </style:style>
    <style:style style:name="T107" style:family="text">
      <style:text-properties fo:color="#080808" loext:opacity="100%" fo:letter-spacing="-0.0472in" style:text-scale="105%"/>
    </style:style>
    <style:style style:name="T108" style:family="text">
      <style:text-properties fo:color="#080808" loext:opacity="100%" fo:letter-spacing="0.0075in" style:text-scale="105%"/>
    </style:style>
    <style:style style:name="T109" style:family="text">
      <style:text-properties fo:color="#080808" loext:opacity="100%" fo:letter-spacing="0.0075in" fo:font-style="italic" style:font-style-asian="italic"/>
    </style:style>
    <style:style style:name="T110" style:family="text">
      <style:text-properties fo:color="#080808" loext:opacity="100%" fo:letter-spacing="0.0075in"/>
    </style:style>
    <style:style style:name="T111" style:family="text">
      <style:text-properties fo:color="#080808" loext:opacity="100%" fo:letter-spacing="0.0181in"/>
    </style:style>
    <style:style style:name="T112" style:family="text">
      <style:text-properties fo:color="#080808" loext:opacity="100%" fo:letter-spacing="0.002in"/>
    </style:style>
    <style:style style:name="T113" style:family="text">
      <style:text-properties fo:color="#080808" loext:opacity="100%" fo:letter-spacing="0.002in" fo:font-style="italic" style:font-style-asian="italic" style:text-scale="105%"/>
    </style:style>
    <style:style style:name="T114" style:family="text">
      <style:text-properties fo:color="#080808" loext:opacity="100%" fo:font-style="italic" style:font-style-asian="italic"/>
    </style:style>
    <style:style style:name="T115" style:family="text">
      <style:text-properties fo:color="#080808" loext:opacity="100%" fo:font-style="italic" style:font-style-asian="italic" style:text-scale="105%"/>
    </style:style>
    <style:style style:name="T116" style:family="text">
      <style:text-properties fo:color="#080808" loext:opacity="100%" fo:letter-spacing="0.0047in" fo:font-style="italic" style:font-style-asian="italic"/>
    </style:style>
    <style:style style:name="T117" style:family="text">
      <style:text-properties fo:color="#080808" loext:opacity="100%" fo:letter-spacing="0.0047in"/>
    </style:style>
    <style:style style:name="T118" style:family="text">
      <style:text-properties fo:color="#080808" loext:opacity="100%" fo:letter-spacing="0.0028in" fo:font-style="italic" style:font-style-asian="italic"/>
    </style:style>
    <style:style style:name="T119" style:family="text">
      <style:text-properties fo:color="#080808" loext:opacity="100%" fo:letter-spacing="0.0028in"/>
    </style:style>
    <style:style style:name="T120" style:family="text">
      <style:text-properties fo:color="#080808" loext:opacity="100%" fo:letter-spacing="0.0028in" style:text-scale="105%"/>
    </style:style>
    <style:style style:name="T121" style:family="text">
      <style:text-properties fo:color="#080808" loext:opacity="100%" fo:letter-spacing="0.0272in" fo:font-style="italic" style:font-style-asian="italic"/>
    </style:style>
    <style:style style:name="T122" style:family="text">
      <style:text-properties fo:color="#080808" loext:opacity="100%" fo:letter-spacing="0.0272in"/>
    </style:style>
    <style:style style:name="T123" style:family="text">
      <style:text-properties fo:color="#080808" loext:opacity="100%" fo:letter-spacing="0.0083in"/>
    </style:style>
    <style:style style:name="T124" style:family="text">
      <style:text-properties fo:color="#080808" loext:opacity="100%" fo:letter-spacing="0.0083in" style:text-scale="105%"/>
    </style:style>
    <style:style style:name="T125" style:family="text">
      <style:text-properties fo:color="#080808" loext:opacity="100%" fo:letter-spacing="0.0154in"/>
    </style:style>
    <style:style style:name="T126" style:family="text">
      <style:text-properties fo:color="#080808" loext:opacity="100%" fo:letter-spacing="0.0118in"/>
    </style:style>
    <style:style style:name="T127" style:family="text">
      <style:text-properties fo:color="#080808" loext:opacity="100%" fo:letter-spacing="0.0209in"/>
    </style:style>
    <style:style style:name="T128" style:family="text">
      <style:text-properties fo:color="#080808" loext:opacity="100%" fo:letter-spacing="0.0165in"/>
    </style:style>
    <style:style style:name="T129" style:family="text">
      <style:text-properties fo:color="#080808" loext:opacity="100%" fo:letter-spacing="0.028in"/>
    </style:style>
    <style:style style:name="T130" style:family="text">
      <style:text-properties fo:color="#080808" loext:opacity="100%" fo:letter-spacing="0.0283in"/>
    </style:style>
    <style:style style:name="T131" style:family="text">
      <style:text-properties fo:color="#080808" loext:opacity="100%" fo:letter-spacing="0.0138in"/>
    </style:style>
    <style:style style:name="T132" style:family="text">
      <style:text-properties fo:color="#080808" loext:opacity="100%" fo:letter-spacing="-0.0453in"/>
    </style:style>
    <style:style style:name="T133" style:family="text">
      <style:text-properties fo:color="#080808" loext:opacity="100%" fo:letter-spacing="0.0173in"/>
    </style:style>
    <style:style style:name="T134" style:family="text">
      <style:text-properties fo:color="#080808" loext:opacity="100%" fo:letter-spacing="-0.002in"/>
    </style:style>
    <style:style style:name="T135" style:family="text">
      <style:text-properties fo:color="#080808" loext:opacity="100%" fo:letter-spacing="-0.002in" style:text-scale="105%"/>
    </style:style>
    <style:style style:name="T136" style:family="text">
      <style:text-properties fo:color="#080808" loext:opacity="100%" fo:letter-spacing="0.0307in"/>
    </style:style>
    <style:style style:name="T137" style:family="text">
      <style:text-properties fo:color="#080808" loext:opacity="100%" fo:letter-spacing="0.0201in"/>
    </style:style>
    <style:style style:name="T138" style:family="text">
      <style:text-properties fo:color="#080808" loext:opacity="100%" fo:letter-spacing="-0.0047in" fo:font-style="italic" style:font-style-asian="italic" style:text-scale="105%"/>
    </style:style>
    <style:style style:name="T139" style:family="text">
      <style:text-properties fo:color="#080808" loext:opacity="100%" fo:letter-spacing="-0.0047in" style:text-scale="105%"/>
    </style:style>
    <style:style style:name="T140" style:family="text">
      <style:text-properties fo:color="#080808" loext:opacity="100%" fo:letter-spacing="0.0091in" fo:font-style="italic" style:font-style-asian="italic" style:text-scale="105%"/>
    </style:style>
    <style:style style:name="T141" style:family="text">
      <style:text-properties fo:color="#080808" loext:opacity="100%" fo:letter-spacing="0.0091in"/>
    </style:style>
    <style:style style:name="T142" style:family="text">
      <style:text-properties fo:color="#080808" loext:opacity="100%" fo:letter-spacing="0.0008in"/>
    </style:style>
    <style:style style:name="T143" style:family="text">
      <style:text-properties fo:color="#080808" loext:opacity="100%" fo:letter-spacing="0.0008in" fo:font-style="italic" style:font-style-asian="italic" style:text-scale="105%"/>
    </style:style>
    <style:style style:name="T144" style:family="text">
      <style:text-properties fo:color="#080808" loext:opacity="100%" fo:letter-spacing="0.0008in" style:text-scale="105%"/>
    </style:style>
    <style:style style:name="T145" style:family="text">
      <style:text-properties fo:color="#080808" loext:opacity="100%" fo:letter-spacing="0.0252in"/>
    </style:style>
    <style:style style:name="T146" style:family="text">
      <style:text-properties fo:color="#080808" loext:opacity="100%" fo:letter-spacing="0.022in"/>
    </style:style>
    <style:style style:name="T147" style:family="text">
      <style:text-properties fo:color="#080808" loext:opacity="100%" fo:letter-spacing="-0.0445in"/>
    </style:style>
    <style:style style:name="T148" style:family="text">
      <style:text-properties fo:color="#080808" loext:opacity="100%" fo:letter-spacing="-0.0008in" style:text-scale="105%"/>
    </style:style>
    <style:style style:name="T149" style:family="text">
      <style:text-properties fo:color="#080808" loext:opacity="100%" fo:letter-spacing="-0.0008in" fo:font-style="italic" style:font-style-asian="italic" style:text-scale="105%"/>
    </style:style>
    <style:style style:name="T150" style:family="text">
      <style:text-properties fo:color="#080808" loext:opacity="100%" fo:letter-spacing="-0.0008in"/>
    </style:style>
    <style:style style:name="T151" style:family="text">
      <style:text-properties fo:color="#080808" loext:opacity="100%" fo:letter-spacing="-0.0035in" style:text-scale="105%"/>
    </style:style>
    <style:style style:name="T152" style:family="text">
      <style:text-properties fo:color="#080808" loext:opacity="100%" fo:letter-spacing="-0.0118in" style:text-scale="105%"/>
    </style:style>
    <style:style style:name="T153" style:family="text">
      <style:text-properties fo:color="#080808" loext:opacity="100%" fo:letter-spacing="-0.0083in" style:text-scale="105%"/>
    </style:style>
    <style:style style:name="T154" style:family="text">
      <style:text-properties fo:color="#080808" loext:opacity="100%" fo:letter-spacing="-0.0091in" style:text-scale="105%"/>
    </style:style>
    <style:style style:name="T155" style:family="text">
      <style:text-properties fo:color="#080808" loext:opacity="100%" fo:letter-spacing="-0.0091in" fo:font-style="italic" style:font-style-asian="italic" style:text-scale="105%"/>
    </style:style>
    <style:style style:name="T156" style:family="text">
      <style:text-properties fo:color="#080808" loext:opacity="100%" fo:letter-spacing="-0.0126in" style:text-scale="105%"/>
    </style:style>
    <style:style style:name="T157" style:family="text">
      <style:text-properties fo:color="#080808" loext:opacity="100%" fo:letter-spacing="-0.0102in" style:text-scale="105%"/>
    </style:style>
    <style:style style:name="T158" style:family="text">
      <style:text-properties fo:color="#080808" loext:opacity="100%" fo:letter-spacing="-0.048in" style:text-scale="105%"/>
    </style:style>
    <style:style style:name="T159" style:family="text">
      <style:text-properties fo:color="#080808" loext:opacity="100%" fo:letter-spacing="-0.0016in" style:text-scale="105%"/>
    </style:style>
    <style:style style:name="T160" style:family="text">
      <style:text-properties fo:color="#080808" loext:opacity="100%" fo:letter-spacing="-0.0016in" fo:font-style="italic" style:font-style-asian="italic" style:text-scale="105%"/>
    </style:style>
    <style:style style:name="T161" style:family="text">
      <style:text-properties fo:color="#080808" loext:opacity="100%" fo:letter-spacing="0.0035in" style:text-scale="105%"/>
    </style:style>
    <style:style style:name="T162" style:family="text">
      <style:text-properties fo:color="#080808" loext:opacity="100%" fo:letter-spacing="0.0035in" fo:font-style="italic" style:font-style-asian="italic"/>
    </style:style>
    <style:style style:name="T163" style:family="text">
      <style:text-properties fo:color="#080808" loext:opacity="100%" fo:letter-spacing="0.0335in"/>
    </style:style>
    <style:style style:name="T164" style:family="text">
      <style:text-properties fo:color="#080808" loext:opacity="100%" fo:letter-spacing="-0.011in" fo:font-style="italic" style:font-style-asian="italic" style:text-scale="105%"/>
    </style:style>
    <style:style style:name="T165" style:family="text">
      <style:text-properties fo:color="#080808" loext:opacity="100%" fo:letter-spacing="-0.0063in" fo:font-style="italic" style:font-style-asian="italic" style:text-scale="105%"/>
    </style:style>
    <style:style style:name="T166" style:family="text">
      <style:text-properties fo:color="#080808" loext:opacity="100%" fo:letter-spacing="-0.0063in" style:text-scale="105%"/>
    </style:style>
    <style:style style:name="T167" style:family="text">
      <style:text-properties fo:color="#080808" loext:opacity="100%" fo:letter-spacing="0.0264in"/>
    </style:style>
    <style:style style:name="T168" style:family="text">
      <style:text-properties fo:color="#080808" loext:opacity="100%" fo:letter-spacing="0.0409in"/>
    </style:style>
    <style:style style:name="T169" style:family="text">
      <style:text-properties fo:color="#080808" loext:opacity="100%" fo:letter-spacing="0.0063in" fo:font-style="italic" style:font-style-asian="italic"/>
    </style:style>
    <style:style style:name="T170" style:family="text">
      <style:text-properties fo:color="#080808" loext:opacity="100%" fo:letter-spacing="-0.0098in" style:text-scale="105%"/>
    </style:style>
    <style:style style:name="T171" style:family="text">
      <style:text-properties fo:color="#080808" loext:opacity="100%" fo:letter-spacing="0.0043in"/>
    </style:style>
    <style:style style:name="T172" style:family="text">
      <style:text-properties fo:color="#080808" loext:opacity="100%" fo:font-style="normal" style:font-style-asian="normal" style:font-style-complex="normal"/>
    </style:style>
    <style:style style:name="T173" style:family="text">
      <style:text-properties style:text-underline-style="none"/>
    </style:style>
    <style:style style:name="T174" style:family="text">
      <style:text-properties fo:font-size="13.5pt" fo:font-style="italic" style:font-size-asian="13.5pt" style:font-style-asian="italic"/>
    </style:style>
    <style:style style:name="T175" style:family="text">
      <style:text-properties fo:font-size="13.5pt" style:font-size-asian="13.5pt"/>
    </style:style>
    <style:style style:name="T176" style:family="text">
      <style:text-properties fo:color="#343434" loext:opacity="100%" fo:font-size="13.5pt" style:font-size-asian="13.5pt"/>
    </style:style>
    <style:style style:name="T177" style:family="text">
      <style:text-properties fo:color="#343434" loext:opacity="100%" fo:font-size="13.5pt" style:font-size-asian="13.5pt" style:text-scale="105%"/>
    </style:style>
    <style:style style:name="T178" style:family="text">
      <style:text-properties fo:color="#343434" loext:opacity="100%"/>
    </style:style>
    <style:style style:name="T179" style:family="text">
      <style:text-properties fo:color="#343434" loext:opacity="100%" style:text-scale="105%"/>
    </style:style>
    <style:style style:name="T180" style:family="text">
      <style:text-properties fo:font-size="14pt" style:font-size-asian="14pt"/>
    </style:style>
    <style:style style:name="T181" style:family="text">
      <style:text-properties fo:font-size="12pt" style:font-size-asian="12pt"/>
    </style:style>
    <style:style style:name="T182" style:family="text">
      <style:text-properties fo:font-size="16.5pt" style:font-size-asian="16.5pt"/>
    </style:style>
    <style:style style:name="T183" style:family="text">
      <style:text-properties fo:font-size="15pt" style:font-size-asian="15pt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41746*" fo:start-indent="0in" fo:end-indent="0.1098in"/>
          <style:column style:rel-width="23789*" fo:start-indent="0.1098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6">ANGELAC.WALSH</text:p>
        <text:p text:style-name="P45"><text:a xlink:type="simple" xlink:href="mailto:acbwalsh@gmail.com" text:style-name="Internet_20_link" text:visited-style-name="Visited_20_Internet_20_Link"><text:span text:style-name="Internet_20_link">acbwalsh@gmail.com</text:span></text:a></text:p>
        <text:p text:style-name="P45">(641)-278-0811</text:p>
        <text:p text:style-name="P45" loext:marker-style-name="T1">https://acbwalsh.github.io<text:span text:style-name="T1"/></text:p>
        <text:p text:style-name="P47" loext:marker-style-name="T2"/>
      </text:section>
      <text:section text:style-name="Sect2" text:name="Section1">
        <text:h text:style-name="P35" text:outline-level="1"><text:span text:style-name="T3">Creative</text:span><text:span text:style-name="T5"> </text:span><text:span text:style-name="T3">Experience</text:span><text:span text:style-name="T7"> </text:span><text:span text:style-name="T3">Highlights:</text:span></text:h>
        <text:p text:style-name="P40"><text:span text:style-name="T114">Project</text:span><text:span text:style-name="T116"> </text:span><text:span text:style-name="T114">046</text:span><text:span text:style-name="T118"> </text:span><text:span text:style-name="T114">(Capstone</text:span><text:span text:style-name="T121"> </text:span><text:span text:style-name="T114">project)</text:span></text:p>
        <text:p text:style-name="P48"><text:span text:style-name="T89">April</text:span><text:span text:style-name="T90"> </text:span><text:span text:style-name="T89">2021-May</text:span><text:span text:style-name="T92"> </text:span><text:span text:style-name="T89">2022</text:span></text:p>
        <text:list text:style-name="WWNum2">
          <text:list-item>
            <text:p text:style-name="P1"><text:span text:style-name="T89">Writer,</text:span><text:span text:style-name="T105"> </text:span><text:span text:style-name="T89">3D</text:span><text:span text:style-name="T123"> </text:span><text:span text:style-name="T89">modeler,</text:span><text:span text:style-name="T125"> </text:span><text:span text:style-name="T89">animator,</text:span><text:span text:style-name="T93"> </text:span><text:span text:style-name="T89">artist,</text:span><text:span text:style-name="T126"> </text:span><text:span text:style-name="T89">producer,</text:span><text:span text:style-name="T127"> </text:span><text:span text:style-name="T89">generalist</text:span></text:p>
          </text:list-item>
          <text:list-item>
            <text:p text:style-name="P2"><text:span text:style-name="T89">First</text:span><text:span text:style-name="T128"> </text:span><text:span text:style-name="T89">person</text:span><text:span text:style-name="T129"> </text:span><text:span text:style-name="T89">psychological</text:span><text:span text:style-name="T130"> </text:span><text:span text:style-name="T89">horror</text:span><text:span text:style-name="T127"> </text:span><text:span text:style-name="T89">game</text:span><text:span text:style-name="T131"> </text:span><text:span text:style-name="T89">where</text:span><text:span text:style-name="T93"> </text:span><text:span text:style-name="T89">the</text:span><text:span text:style-name="T103"> </text:span><text:span text:style-name="T89">player</text:span><text:span text:style-name="T132"> </text:span><text:span text:style-name="T89">must</text:span><text:span text:style-name="T133"> </text:span><text:span text:style-name="T89">uncover</text:span><text:span text:style-name="T178">/</text:span><text:span text:style-name="T89">explore</text:span><text:span text:style-name="T134"> </text:span><text:span text:style-name="T89">the</text:span><text:span text:style-name="T99"> </text:span><text:span text:style-name="T89">abandoned</text:span><text:span text:style-name="T136"> </text:span><text:span text:style-name="T89">lab</text:span><text:span text:style-name="T128"> </text:span><text:span text:style-name="T89">they</text:span><text:span text:style-name="T137"> </text:span><text:span text:style-name="T89">worked</text:span><text:span text:style-name="T122"> </text:span><text:span text:style-name="T89">at</text:span></text:p>
          </text:list-item>
        </text:list>
        <text:p text:style-name="P49"/>
        <text:p text:style-name="P41"><text:span text:style-name="T115">Alex</text:span><text:span text:style-name="T138"> </text:span><text:span text:style-name="T115">McDowell's</text:span><text:span text:style-name="T140"> </text:span><text:span text:style-name="T115">Planet</text:span><text:span text:style-name="T113"> </text:span><text:span text:style-name="T115">Junk</text:span></text:p>
        <text:p text:style-name="P50"><text:span text:style-name="T89">January</text:span><text:span text:style-name="T93"> </text:span><text:span text:style-name="T89">2021-May</text:span><text:span text:style-name="T94"> </text:span><text:span text:style-name="T89">2021</text:span></text:p>
        <text:list text:continue-numbering="true" text:style-name="WWNum2">
          <text:list-item>
            <text:p text:style-name="P5"><text:span text:style-name="T89">A world-wide</text:span><text:span text:style-name="T142"> </text:span><text:span text:style-name="T89">collaborative worldbuilding</text:span><text:span text:style-name="T142"> </text:span><text:span text:style-name="T89">project to</text:span><text:span text:style-name="T142"> </text:span><text:span text:style-name="T89">create</text:span><text:span text:style-name="T125"> </text:span><text:span text:style-name="T89">a</text:span><text:span text:style-name="T126"> </text:span><text:span text:style-name="T89">distant</text:span><text:span text:style-name="T128"> </text:span><text:span text:style-name="T89">future</text:span><text:span text:style-name="T105"> </text:span><text:span text:style-name="T89">inhabited</text:span><text:span text:style-name="T145"> </text:span><text:span text:style-name="T89">by</text:span><text:span text:style-name="T6"> </text:span><text:span text:style-name="T89">people</text:span><text:span text:style-name="T146"> </text:span><text:span text:style-name="T89">surviving</text:span><text:span text:style-name="T111"> </text:span><text:span text:style-name="T89">on</text:span><text:span text:style-name="T147"> </text:span><text:span text:style-name="T89">the ruins</text:span><text:span text:style-name="T103"> </text:span><text:span text:style-name="T89">of</text:span><text:span text:style-name="T119"> </text:span><text:span text:style-name="T89">civilization</text:span></text:p>
          </text:list-item>
          <text:list-item>
            <text:p text:style-name="P6"><text:span text:style-name="T89">Collaborated with peers across UNL campus to create a</text:span><text:span text:style-name="T142"> </text:span><text:span text:style-name="T89">holistic, and detailed speculative future centered around</text:span><text:span text:style-name="T142"> </text:span><text:span text:style-name="T89">Lincoln,</text:span><text:span text:style-name="T101"> </text:span><text:span text:style-name="T89">NE</text:span></text:p>
          </text:list-item>
          <text:list-item>
            <text:p text:style-name="P7"><text:span text:style-name="T148">Created</text:span><text:span text:style-name="T151"> </text:span><text:span text:style-name="T106">a</text:span><text:span text:style-name="T152"> </text:span><text:span text:style-name="T106">short</text:span><text:span text:style-name="T153"> </text:span><text:span text:style-name="T106">story</text:span><text:span text:style-name="T179">/</text:span><text:span text:style-name="T106">animatic</text:span><text:span text:style-name="T154"> </text:span><text:span text:style-name="T106">for</text:span><text:span text:style-name="T154"> </text:span><text:span text:style-name="T106">a</text:span><text:span text:style-name="T156"> </text:span><text:span text:style-name="T106">potential</text:span><text:span text:style-name="T139"> </text:span><text:span text:style-name="T106">TV</text:span><text:span text:style-name="T157"> </text:span><text:span text:style-name="T106">series</text:span><text:span text:style-name="T158"> </text:span><text:span text:style-name="T106">set in</text:span><text:span text:style-name="T120"> </text:span><text:span text:style-name="T106">the</text:span><text:span text:style-name="T148"> </text:span><text:span text:style-name="T106">world of</text:span><text:span text:style-name="T159"> </text:span><text:span text:style-name="T106">Planet</text:span><text:span text:style-name="T161"> </text:span><text:span text:style-name="T106">Junk</text:span></text:p>
          </text:list-item>
        </text:list>
        <text:p text:style-name="P51"/>
        <text:h text:style-name="P36" text:outline-level="1"><text:span text:style-name="T4">Work</text:span><text:span text:style-name="T95"> </text:span><text:span text:style-name="T4">Experience:</text:span></text:h>
        <text:p text:style-name="P44"><text:span text:style-name="T114">VFX Artist at LolaVFX <text:s text:c="12"/><text:tab/><text:tab/><text:tab/> <text:s text:c="7"/><text:tab/> <text:s text:c="9"/></text:span><text:span text:style-name="T172">July 2022-August 2024</text:span></text:p>
        <text:p text:style-name="P52"><text:span text:style-name="T89">Summer</text:span><text:span text:style-name="T97"> </text:span><text:span text:style-name="T89">2020</text:span><text:span text:style-name="T98"> </text:span><text:span text:style-name="T89">(canceled</text:span><text:span text:style-name="T97"> </text:span><text:span text:style-name="T89">due</text:span><text:span text:style-name="T99"> </text:span><text:span text:style-name="T89">to</text:span><text:span text:style-name="T101"> </text:span><text:span text:style-name="T89">COVID-19)</text:span></text:p>
        <text:list text:continue-numbering="true" text:style-name="WWNum2">
          <text:list-item>
            <text:p text:style-name="P8"><text:tab/><text:span text:style-name="T89">Involved</text:span><text:span text:style-name="T96"> </text:span><text:span text:style-name="T89">from</text:span><text:span text:style-name="T99"> </text:span><text:span text:style-name="T89">pre</text:span><text:span text:style-name="T6"> </text:span><text:span text:style-name="T89">through</text:span><text:span text:style-name="T122"> </text:span><text:span text:style-name="T89">post</text:span><text:span text:style-name="T96"> </text:span><text:span text:style-name="T89">production</text:span><text:span text:style-name="T163"> </text:span><text:span text:style-name="T89">to</text:span><text:span text:style-name="T8"> </text:span><text:span text:style-name="T89">create</text:span><text:span text:style-name="T147"> </text:span><text:span text:style-name="T89">commercials</text:span><text:span text:style-name="T178">/</text:span><text:span text:style-name="T89">promotional</text:span><text:span text:style-name="T119"> </text:span><text:span text:style-name="T89">material</text:span></text:p>
          </text:list-item>
        </text:list>
        <text:p text:style-name="P49"/>
        <text:p text:style-name="P42"><text:span text:style-name="T149">Library</text:span><text:span text:style-name="T164"> </text:span><text:span text:style-name="T149">Assistant</text:span><text:span text:style-name="T143"> </text:span><text:span text:style-name="T149">at</text:span><text:span text:style-name="T165"> </text:span><text:span text:style-name="T149">the</text:span><text:span text:style-name="T155"> </text:span><text:span text:style-name="T149">University</text:span><text:span text:style-name="T160"> </text:span><text:span text:style-name="T149">of</text:span><text:span text:style-name="T143"> </text:span><text:span text:style-name="T149">Nebraska-Lincoln</text:span></text:p>
        <text:p text:style-name="P53"><text:span text:style-name="T89">August</text:span><text:span text:style-name="T97"> </text:span><text:span text:style-name="T89">2018-May</text:span><text:span text:style-name="T102"> </text:span><text:span text:style-name="T89">2022</text:span></text:p>
        <text:list text:continue-numbering="true" text:style-name="WWNum2">
          <text:list-item>
            <text:p text:style-name="P10"><text:span text:style-name="T89">Created</text:span><text:span text:style-name="T146"> </text:span><text:span text:style-name="T89">short</text:span><text:span text:style-name="T98"> </text:span><text:span text:style-name="T89">videos</text:span><text:span text:style-name="T98"> </text:span><text:span text:style-name="T89">for</text:span><text:span text:style-name="T90"> </text:span><text:span text:style-name="T89">UNL</text:span><text:span text:style-name="T141"> </text:span><text:span text:style-name="T89">library</text:span><text:span text:style-name="T96"> </text:span><text:span text:style-name="T89">branches</text:span></text:p>
          </text:list-item>
          <text:list-item>
            <text:p text:style-name="P11"><text:span text:style-name="T89">Helped</text:span><text:span text:style-name="T105"> </text:span><text:span text:style-name="T89">guide</text:span><text:span text:style-name="T90"> </text:span><text:span text:style-name="T89">and</text:span><text:span text:style-name="T99"> </text:span><text:span text:style-name="T89">train</text:span><text:span text:style-name="T90"> </text:span><text:span text:style-name="T89">new</text:span><text:span text:style-name="T126"> </text:span><text:span text:style-name="T89">employees</text:span><text:span text:style-name="T167"> </text:span><text:span text:style-name="T89">during</text:span><text:span text:style-name="T168"> </text:span><text:span text:style-name="T89">software</text:span><text:span text:style-name="T132"> </text:span><text:span text:style-name="T89">and</text:span><text:span text:style-name="T117"> </text:span><text:span text:style-name="T89">staff</text:span><text:span text:style-name="T104"> </text:span><text:span text:style-name="T89">changes</text:span></text:p>
          </text:list-item>
        </text:list>
        <text:p text:style-name="P49"/>
        <text:p text:style-name="P43"><text:span text:style-name="T114">Server</text:span><text:span text:style-name="T162"> </text:span><text:span text:style-name="T114">at</text:span><text:span text:style-name="T169"> </text:span><text:span text:style-name="T114">Dairy</text:span><text:span text:style-name="T109"> </text:span><text:span text:style-name="T114">Queen</text:span></text:p>
        <text:p text:style-name="P54"><text:span text:style-name="T89">June</text:span><text:span text:style-name="T103"> </text:span><text:span text:style-name="T89">2014-</text:span><text:span text:style-name="T104"> </text:span><text:span text:style-name="T89">August</text:span><text:span text:style-name="T105"> </text:span><text:span text:style-name="T89">2021</text:span></text:p>
        <text:list text:continue-numbering="true" text:style-name="WWNum2">
          <text:list-item>
            <text:p text:style-name="P13"><text:span text:style-name="T106">Kept up with customer demand while</text:span><text:span text:style-name="T144"> </text:span><text:span text:style-name="T106">keeping</text:span><text:span text:style-name="T153"> </text:span><text:span text:style-name="T106">work</text:span><text:span text:style-name="T157"> </text:span><text:span text:style-name="T106">area</text:span><text:span text:style-name="T170"> </text:span><text:span text:style-name="T106">clean</text:span><text:span text:style-name="T166"> </text:span><text:span text:style-name="T106">and</text:span><text:span text:style-name="T156"> </text:span><text:span text:style-name="T106">well</text:span><text:span text:style-name="T170"> </text:span><text:span text:style-name="T106">stocked</text:span></text:p>
          </text:list-item>
          <text:list-item>
            <text:p text:style-name="P14"><text:span text:style-name="T89">Trained</text:span><text:span text:style-name="T98"> </text:span><text:span text:style-name="T89">new</text:span><text:span text:style-name="T90"> </text:span><text:span text:style-name="T89">employees</text:span></text:p>
          </text:list-item>
          <text:list-item>
            <text:p text:style-name="P12"><text:span text:style-name="T89">Communicated</text:span><text:span text:style-name="T163"> </text:span><text:span text:style-name="T89">with</text:span><text:span text:style-name="T103"> </text:span><text:span text:style-name="T89">upset</text:span><text:span text:style-name="T96"> </text:span><text:span text:style-name="T89">customers</text:span><text:span text:style-name="T122"> </text:span><text:span text:style-name="T89">to</text:span><text:span text:style-name="T141"> </text:span><text:span text:style-name="T89">reach</text:span><text:span text:style-name="T105"> </text:span><text:span text:style-name="T89">a</text:span><text:span text:style-name="T147"> </text:span><text:span text:style-name="T106">conclusion</text:span><text:span text:style-name="T179">/</text:span><text:span text:style-name="T106">de-escalate</text:span><text:span text:style-name="T124"> </text:span><text:span text:style-name="T106">the</text:span><text:span text:style-name="T135"> </text:span><text:span text:style-name="T106">situation</text:span></text:p>
          </text:list-item>
        </text:list>
        <text:h text:style-name="P37" text:outline-level="1"><text:span text:style-name="T3">Film</text:span><text:span text:style-name="T100"> </text:span><text:span text:style-name="T3">experience:</text:span></text:h>
        <text:list text:continue-numbering="true" text:style-name="WWNum2">
          <text:list-item>
            <text:p text:style-name="P15"><text:span text:style-name="T89">Art</text:span><text:span text:style-name="T150"> </text:span><text:span text:style-name="T89">Assistant</text:span></text:p>
          </text:list-item>
          <text:list-item>
            <text:p text:style-name="P16"><text:span text:style-name="T106">Cinematographer</text:span></text:p>
          </text:list-item>
          <text:list-item>
            <text:p text:style-name="P17"><text:span text:style-name="T89">Director</text:span></text:p>
          </text:list-item>
          <text:list-item>
            <text:p text:style-name="P18"><text:span text:style-name="T106">Editor</text:span></text:p>
          </text:list-item>
          <text:list-item>
            <text:p text:style-name="P3"><text:span text:style-name="T89">Storyboard</text:span><text:span text:style-name="T90"> </text:span><text:span text:style-name="T89">Artist</text:span></text:p>
          </text:list-item>
          <text:list-item>
            <text:p text:style-name="P4"><text:span text:style-name="T89">UPM</text:span><text:span text:style-name="T133"> </text:span><text:span text:style-name="T89">Producer</text:span></text:p>
          </text:list-item>
          <text:list-item>
            <text:p text:style-name="P9"><text:span text:style-name="T89">Writer</text:span></text:p>
          </text:list-item>
        </text:list>
        <text:p text:style-name="P55"/>
        <text:h text:style-name="P38" text:outline-level="1"><text:span text:style-name="T4">Education:</text:span></text:h>
        <text:p text:style-name="P56"><text:span text:style-name="T106">University</text:span><text:span text:style-name="T91"> </text:span><text:span text:style-name="T106">of Nebraska-Lincoln</text:span><text:span text:style-name="T107"> </text:span><text:span text:style-name="T106">May</text:span><text:span text:style-name="T108"> </text:span><text:span text:style-name="T106">2022</text:span></text:p>
        <text:p text:style-name="P57"><text:span text:style-name="T89">B.F.A.</text:span><text:span text:style-name="T99"> </text:span><text:span text:style-name="T89">Emerging</text:span><text:span text:style-name="T111"> </text:span><text:span text:style-name="T89">Media</text:span><text:span text:style-name="T112"> </text:span><text:span text:style-name="T89">Arts</text:span></text:p>
        <text:list text:style-name="WWNum1">
          <text:list-item>
            <text:p text:style-name="P19"><text:span text:style-name="T89">3.98</text:span><text:span text:style-name="T171"> </text:span><text:span text:style-name="T89">GPA</text:span></text:p>
          </text:list-item>
        </text:list>
        <text:p text:style-name="P58"/>
        <text:h text:style-name="P39" text:outline-level="1"><text:span text:style-name="T3">Skills/Software:</text:span></text:h>
        <text:list text:continue-numbering="true" text:style-name="WWNum1">
          <text:list-item>
            <text:p text:style-name="P20"><text:span text:style-name="T89">3D</text:span><text:span text:style-name="T111"> </text:span><text:span text:style-name="T89">animation</text:span></text:p>
          </text:list-item>
          <text:list-item>
            <text:p text:style-name="P21"><text:span text:style-name="T89">3D</text:span><text:span text:style-name="T8"> </text:span><text:span text:style-name="T89">modeling</text:span></text:p>
          </text:list-item>
          <text:list-item>
            <text:p text:style-name="P22"><text:span text:style-name="T89">Adobe</text:span><text:span text:style-name="T125"> </text:span><text:span text:style-name="T89">Suite</text:span></text:p>
          </text:list-item>
          <text:list-item>
            <text:p text:style-name="P23"><text:span text:style-name="T89">Avid</text:span><text:span text:style-name="T6"> </text:span><text:span text:style-name="T89">Media</text:span><text:span text:style-name="T99"> </text:span><text:span text:style-name="T89">Composer</text:span></text:p>
          </text:list-item>
          <text:list-item>
            <text:p text:style-name="P24"><text:span text:style-name="T106">Basic</text:span><text:span text:style-name="T153"> </text:span><text:span text:style-name="T106">rigging</text:span></text:p>
          </text:list-item>
          <text:list-item>
            <text:p text:style-name="P25"><text:span text:style-name="T89">Blender</text:span></text:p>
          </text:list-item>
          <text:list-item>
            <text:p text:style-name="P24"><text:span text:style-name="T89">Drawing</text:span><text:span text:style-name="T178">/</text:span><text:span text:style-name="T89">sketching</text:span></text:p>
          </text:list-item>
          <text:list-item>
            <text:p text:style-name="P28"><text:span text:style-name="T106">Editing</text:span></text:p>
          </text:list-item>
          <text:list-item>
            <text:p text:style-name="P26"><text:span text:style-name="T89">GitHub</text:span></text:p>
          </text:list-item>
          <text:list-item>
            <text:p text:style-name="P24"><text:span text:style-name="T89">Google</text:span><text:span text:style-name="T97"> </text:span><text:span text:style-name="T89">Suite</text:span></text:p>
          </text:list-item>
          <text:list-item>
            <text:p text:style-name="P27"><text:span text:style-name="T106">HTML</text:span><text:span text:style-name="T179">/</text:span><text:span text:style-name="T106">CSS</text:span></text:p>
          </text:list-item>
          <text:list-item>
            <text:p text:style-name="P29"><text:span text:style-name="T89">Maya</text:span></text:p>
          </text:list-item>
          <text:list-item>
            <text:p text:style-name="P30"><text:span text:style-name="T89">Microsoft</text:span><text:span text:style-name="T93"> </text:span><text:span text:style-name="T89">Office</text:span></text:p>
          </text:list-item>
          <text:list-item>
            <text:p text:style-name="P31"><text:span text:style-name="T89">Mocha</text:span></text:p>
          </text:list-item>
          <text:list-item>
            <text:p text:style-name="P32"><text:span text:style-name="T89">Toon</text:span><text:span text:style-name="T90"> </text:span><text:span text:style-name="T89">Boom:</text:span><text:span text:style-name="T125"> </text:span><text:span text:style-name="T89">Storyboard</text:span><text:span text:style-name="T105"> </text:span><text:span text:style-name="T89">Pro</text:span></text:p>
          </text:list-item>
          <text:list-item>
            <text:p text:style-name="P33"><text:span text:style-name="T89">Visual</text:span><text:span text:style-name="T110"> </text:span><text:span text:style-name="T89">Effects</text:span></text:p>
          </text:list-item>
          <text:list-item>
            <text:p text:style-name="P34"><text:span text:style-name="T89">Writing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075in" fo:margin-bottom="0in" style:contextual-spacing="false"/>
      <style:text-properties fo:font-size="13.5pt" style:font-size-asian="13.5pt" style:font-size-complex="13.5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728in"/>
      <style:text-properties fo:font-size="17pt" style:text-underline-style="solid" style:text-underline-width="auto" style:text-underline-color="#000000" fo:font-weight="bold" style:font-size-asian="17pt" style:font-weight-asian="bold" style:font-size-complex="17pt" style:font-weight-complex="bold"/>
    </style:style>
    <style:style style:name="List_20_Paragraph" style:display-name="List Paragraph" style:family="paragraph" style:parent-style-name="Standard">
      <style:paragraph-properties fo:margin-left="0.3354in" fo:margin-top="0.0075in" fo:margin-bottom="0in" style:contextual-spacing="false" fo:text-indent="-0.1453in" style:auto-text-indent="false"/>
    </style:style>
    <style:style style:name="Table_20_Paragraph" style:display-name="Table Paragraph" style:family="paragraph" style:parent-style-name="Standard"/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>
      <style:text-properties fo:color="#080808" loext:opacity="100%" fo:font-size="10pt" fo:font-style="normal" fo:font-weight="normal" style:font-name-asian="Arial" style:font-family-asian="Arial" style:font-family-generic-asian="system" style:font-pitch-asian="variable" style:font-size-asian="10pt" style:font-style-asian="normal" style:font-weight-asian="normal" style:font-name-complex="Arial" style:font-family-complex="Arial" style:font-family-generic-complex="system" style:font-pitch-complex="variable" style:font-size-complex="10pt" style:font-style-complex="normal" style:font-weight-complex="normal" style:text-scale="102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80808" loext:opacity="100%" fo:font-size="10pt" fo:font-style="normal" fo:font-weight="normal" style:font-name-asian="Arial" style:font-family-asian="Arial" style:font-family-generic-asian="system" style:font-pitch-asian="variable" style:font-size-asian="10pt" style:font-style-asian="normal" style:font-weight-asian="normal" style:font-name-complex="Arial" style:font-family-complex="Arial" style:font-family-generic-complex="system" style:font-pitch-complex="variable" style:font-size-complex="10pt" style:font-style-complex="normal" style:font-weight-complex="normal" style:text-scale="101%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♦" style:num-suffix="♦" text:bullet-char="♦">
        <style:list-level-properties text:list-level-position-and-space-mode="label-alignment">
          <style:list-level-label-alignment text:label-followed-by="listtab" fo:text-indent="-0.1472in" fo:margin-left="0.3717in"/>
        </style:list-level-properties>
        <style:text-properties style:font-name="Arial1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1472in" fo:margin-left="0.6528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1472in" fo:margin-left="0.8772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1472in" fo:margin-left="1.1016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1472in" fo:margin-left="1.3264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1472in" fo:margin-left="1.5508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1472in" fo:margin-left="1.7752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1472in" fo:margin-left="2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1472in" fo:margin-left="2.224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♦" style:num-suffix="♦" text:bullet-char="♦">
        <style:list-level-properties text:list-level-position-and-space-mode="label-alignment">
          <style:list-level-label-alignment text:label-followed-by="listtab" fo:text-indent="-0.1425in" fo:margin-left="0.322in"/>
        </style:list-level-properties>
        <style:text-properties style:font-name="Arial1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1425in" fo:margin-left="0.7646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1425in" fo:margin-left="1.2098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1425in" fo:margin-left="1.6555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1425in" fo:margin-left="2.1008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1425in" fo:margin-left="2.5465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1425in" fo:margin-left="2.9917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1425in" fo:margin-left="3.4374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1425in" fo:margin-left="3.882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gela Walsh</meta:initial-creator>
    <meta:editing-cycles>4</meta:editing-cycles>
    <meta:creation-date>2022-04-10T22:34:00</meta:creation-date>
    <dc:date>2024-11-14T22:23:37.570000000</dc:date>
    <meta:editing-duration>PT3M19S</meta:editing-duration>
    <meta:generator>LibreOffice/7.6.4.1$Windows_X86_64 LibreOffice_project/e19e193f88cd6c0525a17fb7a176ed8e6a3e2aa1</meta:generator>
    <meta:document-statistic meta:table-count="0" meta:image-count="0" meta:object-count="0" meta:page-count="1" meta:paragraph-count="57" meta:word-count="274" meta:character-count="1759" meta:non-whitespace-character-count="1543"/>
    <meta:user-defined meta:name="AppVersion">16.0000</meta:user-defined>
    <meta:user-defined meta:name="Created" meta:value-type="date">2022-02-20T00:00:00</meta:user-defined>
    <meta:user-defined meta:name="Creator">Adobe Photoshop 22.4 (Windows)</meta:user-defined>
    <meta:user-defined meta:name="LastSaved" meta:value-type="date">2022-04-10T00:00:00</meta:user-defined>
    <meta:template xlink:type="simple" xlink:actuate="onRequest" xlink:title="Normal.dotm" xlink:href=""/>
  </office:meta>
</office:document-meta>
</file>